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serif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052in" fo:margin-bottom="0.1563in" loext:contextual-spacing="false" fo:orphans="2" fo:widows="2" fo:text-indent="0in" style:auto-text-indent="false" fo:padding="0in" fo:border="none"/>
      <style:text-properties fo:font-variant="normal" fo:text-transform="none" fo:color="#262626" style:font-name="Georgia" fo:font-size="14.25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052in" fo:margin-bottom="0.1563in" loext:contextual-spacing="false" fo:orphans="2" fo:widows="2" fo:text-indent="0in" style:auto-text-indent="false" fo:padding="0in" fo:border="none"/>
    </style:style>
    <style:style style:name="P3" style:family="paragraph" style:parent-style-name="Heading_20_2">
      <style:paragraph-properties fo:margin-left="0in" fo:margin-right="0in" fo:margin-top="0.2083in" fo:margin-bottom="0.052in" loext:contextual-spacing="false" fo:line-height="120%" fo:orphans="2" fo:widows="2" fo:text-indent="0in" style:auto-text-indent="false"/>
      <style:text-properties fo:font-variant="normal" fo:text-transform="none" fo:color="#262626" style:font-name="Helvetica Neue" fo:font-size="22.5pt" fo:letter-spacing="normal" fo:font-style="normal" fo:font-weight="bold"/>
    </style:style>
    <style:style style:name="P4" style:family="paragraph" style:parent-style-name="Heading_20_3">
      <style:paragraph-properties fo:margin-left="0in" fo:margin-right="0in" fo:margin-top="0.2083in" fo:margin-bottom="0.052in" loext:contextual-spacing="false" fo:line-height="120%" fo:orphans="2" fo:widows="2" fo:text-indent="0in" style:auto-text-indent="false"/>
      <style:text-properties fo:font-variant="normal" fo:text-transform="none" fo:color="#262626" style:font-name="Helvetica Neue" fo:font-size="18.75pt" fo:letter-spacing="normal" fo:font-style="normal" fo:font-weight="bold"/>
    </style:style>
    <style:style style:name="P5" style:family="paragraph" style:parent-style-name="Preformatted_20_Text">
      <style:paragraph-properties fo:margin-left="0.302in" fo:margin-right="0in" fo:margin-top="0in" fo:margin-bottom="0in" loext:contextual-spacing="false" fo:orphans="2" fo:widows="2" fo:text-indent="0in" style:auto-text-indent="false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fo:background-color="#ffffff" loext:padding="0in" loext:border="none"/>
    </style:style>
    <style:style style:name="P6" style:family="paragraph" style:parent-style-name="Preformatted_20_Text">
      <style:paragraph-properties fo:margin-left="0.302in" fo:margin-right="0in" fo:margin-top="0in" fo:margin-bottom="0in" loext:contextual-spacing="false" fo:orphans="2" fo:widows="2" fo:text-indent="0in" style:auto-text-indent="false" fo:padding-left="0.0417in" fo:padding-right="0.0417in" fo:padding-top="0.0193in" fo:padding-bottom="0.0193in" fo:border="0.06pt solid #cccccc"/>
      <style:text-properties fo:font-variant="normal" fo:text-transform="none" fo:color="#116644" style:font-name="monospace" fo:font-size="9.75pt" fo:letter-spacing="normal" fo:font-style="normal" fo:font-weight="normal" fo:background-color="#ffffff" loext:padding="0in" loext:border="none"/>
    </style:style>
    <style:style style:name="P7" style:family="paragraph" style:parent-style-name="Heading_20_2">
      <style:text-properties fo:font-variant="normal" fo:text-transform="none" fo:color="#262626" style:font-name="Helvetica Neue" fo:font-size="14pt" fo:letter-spacing="normal" fo:font-style="normal" fo:font-weight="bold" officeooo:rsid="000cb3b2" officeooo:paragraph-rsid="000cb3b2" style:font-size-asian="14pt" style:font-size-complex="14pt"/>
    </style:style>
    <style:style style:name="P8" style:family="paragraph" style:parent-style-name="Text_20_body">
      <style:text-properties fo:font-variant="normal" fo:text-transform="none" fo:color="#262626" style:font-name="Helvetica Neue" fo:font-size="14pt" fo:letter-spacing="normal" fo:font-style="normal" fo:font-weight="bold" officeooo:rsid="000cb3b2" officeooo:paragraph-rsid="000cb3b2" style:font-size-asian="14pt" style:font-size-complex="14pt"/>
    </style:style>
    <style:style style:name="P9" style:family="paragraph" style:parent-style-name="Text_20_body">
      <style:text-properties fo:font-variant="normal" fo:text-transform="none" fo:color="#262626" style:font-name="Helvetica Neue" fo:font-size="14pt" fo:letter-spacing="normal" fo:font-style="normal" fo:font-weight="bold" officeooo:paragraph-rsid="000e2553"/>
    </style:style>
    <style:style style:name="P10" style:family="paragraph" style:parent-style-name="Text_20_body">
      <style:paragraph-properties fo:margin-left="0in" fo:margin-right="0in" fo:margin-top="0.052in" fo:margin-bottom="0.1563in" loext:contextual-spacing="false" fo:orphans="2" fo:widows="2" fo:text-indent="0in" style:auto-text-indent="false" fo:padding="0in" fo:border="none"/>
    </style:style>
    <style:style style:name="P11" style:family="paragraph" style:parent-style-name="Text_20_body">
      <style:paragraph-properties fo:margin-left="0in" fo:margin-right="0in" fo:margin-top="0.052in" fo:margin-bottom="0.1563in" loext:contextual-spacing="false" fo:orphans="2" fo:widows="2" fo:text-indent="0in" style:auto-text-indent="false" fo:padding="0in" fo:border="none"/>
      <style:text-properties fo:font-variant="normal" fo:text-transform="none" fo:color="#262626" style:font-name="Georgia" fo:font-size="14.25pt" fo:letter-spacing="normal" fo:font-style="normal" fo:font-weight="normal"/>
    </style:style>
    <style:style style:name="P12" style:family="paragraph" style:parent-style-name="Text_20_body">
      <style:paragraph-properties fo:margin-left="0.302in" fo:margin-right="0in" fo:text-indent="0in" style:auto-text-indent="false"/>
    </style:style>
    <style:style style:name="P13" style:family="paragraph" style:parent-style-name="Heading_20_2">
      <style:text-properties fo:font-variant="normal" fo:text-transform="none" fo:color="#262626" style:font-name="Helvetica Neue" fo:font-size="22.5pt" fo:letter-spacing="normal" fo:font-style="normal" fo:font-weight="bold"/>
    </style:style>
    <style:style style:name="P14" style:family="paragraph" style:parent-style-name="Heading_20_3">
      <style:paragraph-properties fo:margin-left="0in" fo:margin-right="0in" fo:margin-top="0.2083in" fo:margin-bottom="0.052in" loext:contextual-spacing="false" fo:line-height="120%" fo:orphans="2" fo:widows="2" fo:text-indent="0in" style:auto-text-indent="false"/>
      <style:text-properties fo:font-variant="normal" fo:text-transform="none" fo:color="#262626" style:font-name="Helvetica Neue" fo:font-size="18.75pt" fo:letter-spacing="normal" fo:font-style="normal" fo:font-weight="bold"/>
    </style:style>
    <style:style style:name="P15" style:family="paragraph" style:parent-style-name="Preformatted_20_Text">
      <style:paragraph-properties fo:margin-left="0.302in" fo:margin-right="0in" fo:margin-top="0in" fo:margin-bottom="0in" loext:contextual-spacing="false" fo:orphans="2" fo:widows="2" fo:text-indent="0in" style:auto-text-indent="false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fo:background-color="#ffffff" loext:padding="0in" loext:border="none"/>
    </style:style>
    <style:style style:name="P16" style:family="paragraph" style:parent-style-name="Preformatted_20_Text">
      <style:paragraph-properties fo:margin-left="0.302in" fo:margin-right="0in" fo:margin-top="0in" fo:margin-bottom="0in" loext:contextual-spacing="false" fo:orphans="2" fo:widows="2" fo:text-indent="0in" style:auto-text-indent="false" fo:padding-left="0.0417in" fo:padding-right="0.0417in" fo:padding-top="0.0193in" fo:padding-bottom="0.0193in" fo:border="0.06pt solid #cccccc"/>
      <style:text-properties fo:font-variant="normal" fo:text-transform="none" fo:color="#116644" style:font-name="monospace" fo:font-size="9.75pt" fo:letter-spacing="normal" fo:font-style="normal" fo:font-weight="normal" fo:background-color="#ffffff" loext:padding="0in" loext:border="none"/>
    </style:style>
    <style:style style:name="T1" style:family="text">
      <style:text-properties fo:font-variant="normal" fo:text-transform="none" fo:color="#262626" style:font-name="Georgia" fo:font-size="14.25pt" fo:letter-spacing="normal" fo:font-style="normal" fo:font-weight="normal"/>
    </style:style>
    <style:style style:name="T2" style:family="text">
      <style:text-properties fo:font-variant="normal" fo:text-transform="none" fo:color="#c7254e" style:font-name="monospace" fo:font-size="9.75pt" fo:letter-spacing="normal" fo:font-style="normal" fo:font-weight="normal" fo:background-color="#f9f2f4" loext:char-shading-value="0" loext:padding="0in" loext:border="none"/>
    </style:style>
    <style:style style:name="T3" style:family="text">
      <style:text-properties fo:font-variant="normal" fo:text-transform="none" fo:color="#0288d1" style:text-line-through-style="none" style:text-line-through-type="none" style:font-name="Georgia" fo:font-size="14.25pt" fo:letter-spacing="normal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color="#116644"/>
    </style:style>
    <style:style style:name="T5" style:family="text">
      <style:text-properties officeooo:rsid="000cb3b2" style:font-size-asian="14pt" style:font-size-complex="14pt"/>
    </style:style>
    <style:style style:name="T6" style:family="text">
      <style:text-properties officeooo:rsid="000e2553" style:font-size-asian="14pt" style:font-size-complex="14pt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Full article available at :</text:h>
      <text:p text:style-name="P9"><text:a xlink:type="simple" xlink:href="https://dzone.com/articles/java-code-challenge-node-degrees" text:style-name="Internet_20_link" text:visited-style-name="Visited_20_Internet_20_Link"><text:span text:style-name="T6">https://dzone.com/articles/java-code-challenge-node-degrees</text:span></text:a></text:p>
      <text:p text:style-name="P8"/>
      <text:h text:style-name="P13" text:outline-level="2">Challenge</text:h>
      <text:p text:style-name="P2"><text:span text:style-name="T1">In graph theory, the </text:span><text:span text:style-name="Emphasis"><text:span text:style-name="T1">degree</text:span></text:span><text:span text:style-name="T1"> of a node is the number of edges coming into it or going out of it - how connected it is. For this challenge, you'll be calculating the degree of every node.</text:span></text:p>
      <text:h text:style-name="P4" text:outline-level="3">Input Description</text:h>
      <text:p text:style-name="P2"><text:span text:style-name="T1">First, you'll be given an integer, </text:span><text:span text:style-name="Emphasis"><text:span text:style-name="T1">N</text:span></text:span><text:span text:style-name="T1">, on one line showing you how many nodes to account for. Next, you'll be given an undirected graph as a series of number pairs, </text:span><text:span text:style-name="Emphasis"><text:span text:style-name="T1">a</text:span></text:span><text:span text:style-name="T1"> and </text:span><text:span text:style-name="Emphasis"><text:span text:style-name="T1">b</text:span></text:span><text:span text:style-name="T1">, showing that those two nodes are connected - an edge. Example:</text:span></text:p>
      <text:p text:style-name="P5"><draw:frame draw:style-name="fr1" draw:name="Frame1" text:anchor-type="char" svg:x="0in" svg:width="0.2083in" draw:z-index="0"><draw:text-box fo:min-height="0.0161in"><text:p text:style-name="Text_20_body"/></draw:text-box></draw:frame><text:span text:style-name="T4">3</text:span> </text:p>
      <text:p text:style-name="P5"><draw:frame draw:style-name="fr1" draw:name="Frame2" text:anchor-type="char" svg:x="0in" svg:width="0.2083in" draw:z-index="1"><draw:text-box fo:min-height="0.0161in"><text:p text:style-name="Text_20_body"/></draw:text-box></draw:frame><text:span text:style-name="T4">1</text:span> <text:span text:style-name="T4">2</text:span></text:p>
      <text:p text:style-name="P5"><draw:frame draw:style-name="fr1" draw:name="Frame3" text:anchor-type="char" svg:x="0in" svg:width="0.2083in" draw:z-index="2"><draw:text-box fo:min-height="0.0161in"><text:p text:style-name="Text_20_body"/></draw:text-box></draw:frame><text:span text:style-name="T4">1</text:span> <text:span text:style-name="T4">3</text:span></text:p>
      <text:h text:style-name="P4" text:outline-level="3"><text:line-break/>Output Description</text:h>
      <text:p text:style-name="P1">Your program should emit the degree for each node. Example:</text:p>
      <text:p text:style-name="P5"><draw:frame draw:style-name="fr1" draw:name="Frame4" text:anchor-type="char" svg:x="0in" svg:width="0.2083in" draw:z-index="3"><draw:text-box fo:min-height="0.0161in"><text:p text:style-name="Text_20_body"/></draw:text-box></draw:frame>Node <text:span text:style-name="T4">1</text:span> has a degree of <text:span text:style-name="T4">2</text:span></text:p>
      <text:p text:style-name="P5"><draw:frame draw:style-name="fr1" draw:name="Frame5" text:anchor-type="char" svg:x="0in" svg:width="0.2083in" draw:z-index="4"><draw:text-box fo:min-height="0.0161in"><text:p text:style-name="Text_20_body"/></draw:text-box></draw:frame>Node <text:span text:style-name="T4">2</text:span> has a degree of <text:span text:style-name="T4">1</text:span></text:p>
      <text:p text:style-name="P5"><draw:frame draw:style-name="fr1" draw:name="Frame6" text:anchor-type="char" svg:x="0in" svg:width="0.2083in" draw:z-index="5"><draw:text-box fo:min-height="0.0161in"><text:p text:style-name="Text_20_body"/></draw:text-box></draw:frame>Node <text:span text:style-name="T4">3</text:span> has a degree of <text:span text:style-name="T4">1</text:span></text:p>
      <text:h text:style-name="P4" text:outline-level="3"><text:line-break/>Challenge Input</text:h>
      <text:p text:style-name="P2"><text:span text:style-name="T1">This data set is a social network of tribes of the Gahuku-Gama alliance structure of the Eastern Central Highlands of New Guinea, from Kenneth Read (1954). The dataset contains a list of all of the </text:span><text:soft-page-break/><text:span text:style-name="T1">links, where a link represents signed friendships between tribes. It was downloaded from </text:span><text:a xlink:type="simple" xlink:href="http://networkrepository.com/soc_tribes.php" office:target-frame-name="_blank" xlink:show="new" text:style-name="Internet_20_link" text:visited-style-name="Visited_20_Internet_20_Link"><text:span text:style-name="T3">the network repository</text:span></text:a><text:span text:style-name="T1">.</text:span></text:p>
      <text:p text:style-name="P6"><draw:frame draw:style-name="fr1" draw:name="Frame7" text:anchor-type="char" svg:x="0in" svg:width="0.2083in" draw:z-index="6"><draw:text-box fo:min-height="0.0161in"><text:p text:style-name="Text_20_body"/></draw:text-box></draw:frame>16</text:p>
      <text:p text:style-name="P5"><draw:frame draw:style-name="fr1" draw:name="Frame8" text:anchor-type="char" svg:x="0in" svg:width="0.2083in" draw:z-index="7"><draw:text-box fo:min-height="0.0161in"><text:p text:style-name="Text_20_body"/></draw:text-box></draw:frame><text:span text:style-name="T4">1</text:span> <text:span text:style-name="T4">2</text:span></text:p>
      <text:p text:style-name="P5"><draw:frame draw:style-name="fr1" draw:name="Frame9" text:anchor-type="char" svg:x="0in" svg:width="0.2083in" draw:z-index="8"><draw:text-box fo:min-height="0.0161in"><text:p text:style-name="Text_20_body"/></draw:text-box></draw:frame><text:span text:style-name="T4">1</text:span> <text:span text:style-name="T4">3</text:span></text:p>
      <text:p text:style-name="P5"><draw:frame draw:style-name="fr1" draw:name="Frame10" text:anchor-type="char" svg:x="0in" svg:width="0.2083in" draw:z-index="9"><draw:text-box fo:min-height="0.0161in"><text:p text:style-name="Text_20_body"/></draw:text-box></draw:frame><text:span text:style-name="T4">2</text:span> <text:span text:style-name="T4">3</text:span></text:p>
      <text:p text:style-name="P5"><draw:frame draw:style-name="fr1" draw:name="Frame11" text:anchor-type="char" svg:x="0in" svg:width="0.2083in" draw:z-index="10"><draw:text-box fo:min-height="0.0161in"><text:p text:style-name="Text_20_body"/></draw:text-box></draw:frame><text:span text:style-name="T4">1</text:span> <text:span text:style-name="T4">4</text:span></text:p>
      <text:p text:style-name="P5"><draw:frame draw:style-name="fr1" draw:name="Frame12" text:anchor-type="char" svg:x="0in" svg:width="0.2083in" draw:z-index="11"><draw:text-box fo:min-height="0.0161in"><text:p text:style-name="Text_20_body"/></draw:text-box></draw:frame><text:span text:style-name="T4">3</text:span> <text:span text:style-name="T4">4</text:span></text:p>
      <text:p text:style-name="P5"><draw:frame draw:style-name="fr1" draw:name="Frame13" text:anchor-type="char" svg:x="0in" svg:width="0.2083in" draw:z-index="12"><draw:text-box fo:min-height="0.0161in"><text:p text:style-name="Text_20_body"/></draw:text-box></draw:frame><text:span text:style-name="T4">1</text:span> <text:span text:style-name="T4">5</text:span></text:p>
      <text:p text:style-name="P5"><draw:frame draw:style-name="fr1" draw:name="Frame14" text:anchor-type="char" svg:x="0in" svg:width="0.2083in" draw:z-index="13"><draw:text-box fo:min-height="0.0161in"><text:p text:style-name="Text_20_body"/></draw:text-box></draw:frame><text:span text:style-name="T4">2</text:span> <text:span text:style-name="T4">5</text:span></text:p>
      <text:p text:style-name="P5"><draw:frame draw:style-name="fr1" draw:name="Frame15" text:anchor-type="char" svg:x="0in" svg:width="0.2083in" draw:z-index="14"><draw:text-box fo:min-height="0.0161in"><text:p text:style-name="Text_20_body"/></draw:text-box></draw:frame><text:span text:style-name="T4">1</text:span> <text:span text:style-name="T4">6</text:span></text:p>
      <text:p text:style-name="P5"><draw:frame draw:style-name="fr1" draw:name="Frame16" text:anchor-type="char" svg:x="0in" svg:width="0.2083in" draw:z-index="15"><draw:text-box fo:min-height="0.0161in"><text:p text:style-name="Text_20_body"/></draw:text-box></draw:frame><text:span text:style-name="T4">2</text:span> <text:span text:style-name="T4">6</text:span></text:p>
      <text:p text:style-name="P5"><draw:frame draw:style-name="fr1" draw:name="Frame17" text:anchor-type="char" svg:x="0in" svg:width="0.2083in" draw:z-index="16"><draw:text-box fo:min-height="0.0161in"><text:p text:style-name="Text_20_body"/></draw:text-box></draw:frame><text:span text:style-name="T4">3</text:span> <text:span text:style-name="T4">6</text:span></text:p>
      <text:p text:style-name="P5"><draw:frame draw:style-name="fr1" draw:name="Frame18" text:anchor-type="char" svg:x="0in" svg:width="0.2083in" draw:z-index="17"><draw:text-box fo:min-height="0.0161in"><text:p text:style-name="Text_20_body"/></draw:text-box></draw:frame><text:span text:style-name="T4">3</text:span> <text:span text:style-name="T4">7</text:span></text:p>
      <text:p text:style-name="P5"><draw:frame draw:style-name="fr1" draw:name="Frame19" text:anchor-type="char" svg:x="0in" svg:width="0.2083in" draw:z-index="18"><draw:text-box fo:min-height="0.0161in"><text:p text:style-name="Text_20_body"/></draw:text-box></draw:frame><text:span text:style-name="T4">5</text:span> <text:span text:style-name="T4">7</text:span></text:p>
      <text:p text:style-name="P5"><draw:frame draw:style-name="fr1" draw:name="Frame20" text:anchor-type="char" svg:x="0in" svg:width="0.2083in" draw:z-index="19"><draw:text-box fo:min-height="0.0161in"><text:p text:style-name="Text_20_body"/></draw:text-box></draw:frame><text:span text:style-name="T4">6</text:span> <text:span text:style-name="T4">7</text:span></text:p>
      <text:p text:style-name="P5"><draw:frame draw:style-name="fr1" draw:name="Frame21" text:anchor-type="char" svg:x="0in" svg:width="0.2083in" draw:z-index="20"><draw:text-box fo:min-height="0.0161in"><text:p text:style-name="Text_20_body"/></draw:text-box></draw:frame><text:span text:style-name="T4">3</text:span> <text:span text:style-name="T4">8</text:span></text:p>
      <text:p text:style-name="P5"><draw:frame draw:style-name="fr1" draw:name="Frame22" text:anchor-type="char" svg:x="0in" svg:width="0.2083in" draw:z-index="21"><draw:text-box fo:min-height="0.0161in"><text:p text:style-name="Text_20_body"/></draw:text-box></draw:frame><text:span text:style-name="T4">4</text:span> <text:span text:style-name="T4">8</text:span></text:p>
      <text:p text:style-name="P5"><draw:frame draw:style-name="fr1" draw:name="Frame23" text:anchor-type="char" svg:x="0in" svg:width="0.2083in" draw:z-index="22"><draw:text-box fo:min-height="0.0161in"><text:p text:style-name="Text_20_body"/></draw:text-box></draw:frame><text:span text:style-name="T4">6</text:span> <text:span text:style-name="T4">8</text:span></text:p>
      <text:p text:style-name="P5"><draw:frame draw:style-name="fr1" draw:name="Frame24" text:anchor-type="char" svg:x="0in" svg:width="0.2083in" draw:z-index="23"><draw:text-box fo:min-height="0.0161in"><text:p text:style-name="Text_20_body"/></draw:text-box></draw:frame><text:span text:style-name="T4">7</text:span> <text:span text:style-name="T4">8</text:span></text:p>
      <text:p text:style-name="P5"><draw:frame draw:style-name="fr1" draw:name="Frame25" text:anchor-type="char" svg:x="0in" svg:width="0.2083in" draw:z-index="24"><draw:text-box fo:min-height="0.0161in"><text:p text:style-name="Text_20_body"/></draw:text-box></draw:frame><text:span text:style-name="T4">2</text:span> <text:span text:style-name="T4">9</text:span></text:p>
      <text:p text:style-name="P5"><draw:frame draw:style-name="fr1" draw:name="Frame26" text:anchor-type="char" svg:x="0in" svg:width="0.2083in" draw:z-index="25"><draw:text-box fo:min-height="0.0161in"><text:p text:style-name="Text_20_body"/></draw:text-box></draw:frame><text:span text:style-name="T4">5</text:span> <text:span text:style-name="T4">9</text:span></text:p>
      <text:p text:style-name="P5"><draw:frame draw:style-name="fr1" draw:name="Frame27" text:anchor-type="char" svg:x="0in" svg:width="0.2083in" draw:z-index="26"><draw:text-box fo:min-height="0.0161in"><text:p text:style-name="Text_20_body"/></draw:text-box></draw:frame><text:span text:style-name="T4">6</text:span> <text:span text:style-name="T4">9</text:span></text:p>
      <text:p text:style-name="P5"><draw:frame draw:style-name="fr1" draw:name="Frame28" text:anchor-type="char" svg:x="0in" svg:width="0.2083in" draw:z-index="27"><draw:text-box fo:min-height="0.0161in"><text:p text:style-name="Text_20_body"/></draw:text-box></draw:frame><text:span text:style-name="T4">2</text:span> <text:span text:style-name="T4">10</text:span></text:p>
      <text:p text:style-name="P5"><draw:frame draw:style-name="fr1" draw:name="Frame29" text:anchor-type="char" svg:x="0in" svg:width="0.2083in" draw:z-index="28"><draw:text-box fo:min-height="0.0161in"><text:p text:style-name="Text_20_body"/></draw:text-box></draw:frame><text:span text:style-name="T4">9</text:span> <text:span text:style-name="T4">10</text:span></text:p>
      <text:p text:style-name="P5"><draw:frame draw:style-name="fr1" draw:name="Frame30" text:anchor-type="char" svg:x="0in" svg:width="0.2083in" draw:z-index="29"><draw:text-box fo:min-height="0.0161in"><text:p text:style-name="Text_20_body"/></draw:text-box></draw:frame><text:span text:style-name="T4">6</text:span> <text:span text:style-name="T4">11</text:span></text:p>
      <text:p text:style-name="P5"><draw:frame draw:style-name="fr1" draw:name="Frame31" text:anchor-type="char" svg:x="0in" svg:width="0.2083in" draw:z-index="30"><draw:text-box fo:min-height="0.0161in"><text:p text:style-name="Text_20_body"/></draw:text-box></draw:frame><text:span text:style-name="T4">7</text:span> <text:span text:style-name="T4">11</text:span></text:p>
      <text:p text:style-name="P5"><draw:frame draw:style-name="fr1" draw:name="Frame32" text:anchor-type="char" svg:x="0in" svg:width="0.2083in" draw:z-index="31"><draw:text-box fo:min-height="0.0161in"><text:p text:style-name="Text_20_body"/></draw:text-box></draw:frame><text:span text:style-name="T4">8</text:span> <text:span text:style-name="T4">11</text:span></text:p>
      <text:p text:style-name="P5"><draw:frame draw:style-name="fr1" draw:name="Frame33" text:anchor-type="char" svg:x="0in" svg:width="0.2083in" draw:z-index="32"><draw:text-box fo:min-height="0.0161in"><text:p text:style-name="Text_20_body"/></draw:text-box></draw:frame><text:span text:style-name="T4">9</text:span> <text:span text:style-name="T4">11</text:span></text:p>
      <text:p text:style-name="P5"><draw:frame draw:style-name="fr1" draw:name="Frame34" text:anchor-type="char" svg:x="0in" svg:width="0.2083in" draw:z-index="33"><draw:text-box fo:min-height="0.0161in"><text:p text:style-name="Text_20_body"/></draw:text-box></draw:frame><text:span text:style-name="T4">10</text:span> <text:span text:style-name="T4">11</text:span></text:p>
      <text:p text:style-name="P5"><draw:frame draw:style-name="fr1" draw:name="Frame35" text:anchor-type="char" svg:x="0in" svg:width="0.2083in" draw:z-index="34"><draw:text-box fo:min-height="0.0161in"><text:p text:style-name="Text_20_body"/></draw:text-box></draw:frame><text:span text:style-name="T4">1</text:span> <text:span text:style-name="T4">12</text:span></text:p>
      <text:p text:style-name="P5"><draw:frame draw:style-name="fr1" draw:name="Frame36" text:anchor-type="char" svg:x="0in" svg:width="0.2083in" draw:z-index="35"><draw:text-box fo:min-height="0.0161in"><text:p text:style-name="Text_20_body"/></draw:text-box></draw:frame><text:span text:style-name="T4">6</text:span> <text:span text:style-name="T4">12</text:span></text:p>
      <text:p text:style-name="P5"><draw:frame draw:style-name="fr1" draw:name="Frame37" text:anchor-type="char" svg:x="0in" svg:width="0.2083in" draw:z-index="36"><draw:text-box fo:min-height="0.0161in"><text:p text:style-name="Text_20_body"/></draw:text-box></draw:frame><text:span text:style-name="T4">7</text:span> <text:span text:style-name="T4">12</text:span></text:p>
      <text:p text:style-name="P5"><draw:frame draw:style-name="fr1" draw:name="Frame38" text:anchor-type="char" svg:x="0in" svg:width="0.2083in" draw:z-index="37"><draw:text-box fo:min-height="0.0161in"><text:p text:style-name="Text_20_body"/></draw:text-box></draw:frame><text:span text:style-name="T4">8</text:span> <text:span text:style-name="T4">12</text:span></text:p>
      <text:p text:style-name="P5"><draw:frame draw:style-name="fr1" draw:name="Frame39" text:anchor-type="char" svg:x="0in" svg:width="0.2083in" draw:z-index="38"><draw:text-box fo:min-height="0.0161in"><text:p text:style-name="Text_20_body"/></draw:text-box></draw:frame><text:span text:style-name="T4">11</text:span> <text:span text:style-name="T4">12</text:span></text:p>
      <text:p text:style-name="P5"><draw:frame draw:style-name="fr1" draw:name="Frame40" text:anchor-type="char" svg:x="0in" svg:width="0.2083in" draw:z-index="39"><draw:text-box fo:min-height="0.0161in"><text:p text:style-name="Text_20_body"/></draw:text-box></draw:frame><text:span text:style-name="T4">6</text:span> <text:span text:style-name="T4">13</text:span></text:p>
      <text:p text:style-name="P5"><draw:frame draw:style-name="fr1" draw:name="Frame41" text:anchor-type="char" svg:x="0in" svg:width="0.2083in" draw:z-index="40"><draw:text-box fo:min-height="0.0161in"><text:p text:style-name="Text_20_body"/></draw:text-box></draw:frame><text:span text:style-name="T4">7</text:span> <text:span text:style-name="T4">13</text:span></text:p>
      <text:p text:style-name="P5"><draw:frame draw:style-name="fr1" draw:name="Frame42" text:anchor-type="char" svg:x="0in" svg:width="0.2083in" draw:z-index="41"><draw:text-box fo:min-height="0.0161in"><text:p text:style-name="Text_20_body"/></draw:text-box></draw:frame><text:span text:style-name="T4">9</text:span> <text:span text:style-name="T4">13</text:span></text:p>
      <text:p text:style-name="P5"><draw:frame draw:style-name="fr1" draw:name="Frame43" text:anchor-type="char" svg:x="0in" svg:width="0.2083in" draw:z-index="42"><draw:text-box fo:min-height="0.0161in"><text:p text:style-name="Text_20_body"/></draw:text-box></draw:frame><text:span text:style-name="T4">10</text:span> <text:span text:style-name="T4">13</text:span></text:p>
      <text:p text:style-name="P5"><draw:frame draw:style-name="fr1" draw:name="Frame44" text:anchor-type="char" svg:x="0in" svg:width="0.2083in" draw:z-index="43"><draw:text-box fo:min-height="0.0161in"><text:p text:style-name="Text_20_body"/></draw:text-box></draw:frame><text:span text:style-name="T4">11</text:span> <text:span text:style-name="T4">13</text:span></text:p>
      <text:p text:style-name="P5"><draw:frame draw:style-name="fr1" draw:name="Frame45" text:anchor-type="char" svg:x="0in" svg:width="0.2083in" draw:z-index="44"><draw:text-box fo:min-height="0.0161in"><text:p text:style-name="Text_20_body"/></draw:text-box></draw:frame><text:span text:style-name="T4">5</text:span> <text:span text:style-name="T4">14</text:span></text:p>
      <text:p text:style-name="P5"><draw:frame draw:style-name="fr1" draw:name="Frame46" text:anchor-type="char" svg:x="0in" svg:width="0.2083in" draw:z-index="45"><draw:text-box fo:min-height="0.0161in"><text:p text:style-name="Text_20_body"/></draw:text-box></draw:frame><text:span text:style-name="T4">8</text:span> <text:span text:style-name="T4">14</text:span></text:p>
      <text:p text:style-name="P5"><draw:frame draw:style-name="fr1" draw:name="Frame47" text:anchor-type="char" svg:x="0in" svg:width="0.2083in" draw:z-index="46"><draw:text-box fo:min-height="0.0161in"><text:p text:style-name="Text_20_body"/></draw:text-box></draw:frame><text:span text:style-name="T4">12</text:span> <text:span text:style-name="T4">14</text:span></text:p>
      <text:p text:style-name="P5"><draw:frame draw:style-name="fr1" draw:name="Frame48" text:anchor-type="char" svg:x="0in" svg:width="0.2083in" draw:z-index="47"><draw:text-box fo:min-height="0.0161in"><text:p text:style-name="Text_20_body"/></draw:text-box></draw:frame><text:span text:style-name="T4">13</text:span> <text:span text:style-name="T4">14</text:span></text:p>
      <text:p text:style-name="P5"><draw:frame draw:style-name="fr1" draw:name="Frame49" text:anchor-type="char" svg:x="0in" svg:width="0.2083in" draw:z-index="48"><draw:text-box fo:min-height="0.0161in"><text:p text:style-name="Text_20_body"/></draw:text-box></draw:frame><text:span text:style-name="T4">1</text:span> <text:span text:style-name="T4">15</text:span></text:p>
      <text:p text:style-name="P5"><draw:frame draw:style-name="fr1" draw:name="Frame50" text:anchor-type="char" svg:x="0in" svg:width="0.2083in" draw:z-index="49"><draw:text-box fo:min-height="0.0161in"><text:p text:style-name="Text_20_body"/></draw:text-box></draw:frame><text:span text:style-name="T4">2</text:span> <text:span text:style-name="T4">15</text:span></text:p>
      <text:p text:style-name="P5"><draw:frame draw:style-name="fr1" draw:name="Frame51" text:anchor-type="char" svg:x="0in" svg:width="0.2083in" draw:z-index="50"><draw:text-box fo:min-height="0.0161in"><text:p text:style-name="Text_20_body"/></draw:text-box></draw:frame><text:span text:style-name="T4">5</text:span> <text:span text:style-name="T4">15</text:span></text:p>
      <text:p text:style-name="P5"><draw:frame draw:style-name="fr1" draw:name="Frame52" text:anchor-type="char" svg:x="0in" svg:width="0.2083in" draw:z-index="51"><draw:text-box fo:min-height="0.0161in"><text:p text:style-name="Text_20_body"/></draw:text-box></draw:frame><text:span text:style-name="T4">9</text:span> <text:span text:style-name="T4">15</text:span></text:p>
      <text:p text:style-name="P5"><draw:frame draw:style-name="fr1" draw:name="Frame53" text:anchor-type="char" svg:x="0in" svg:width="0.2083in" draw:z-index="52"><draw:text-box fo:min-height="0.0161in"><text:p text:style-name="Text_20_body"/></draw:text-box></draw:frame><text:span text:style-name="T4">10</text:span> <text:span text:style-name="T4">15</text:span></text:p>
      <text:p text:style-name="P5"><draw:frame draw:style-name="fr1" draw:name="Frame54" text:anchor-type="char" svg:x="0in" svg:width="0.2083in" draw:z-index="53"><draw:text-box fo:min-height="0.0161in"><text:p text:style-name="Text_20_body"/></draw:text-box></draw:frame><text:span text:style-name="T4">11</text:span> <text:span text:style-name="T4">15</text:span></text:p>
      <text:p text:style-name="P5"><draw:frame draw:style-name="fr1" draw:name="Frame55" text:anchor-type="char" svg:x="0in" svg:width="0.2083in" draw:z-index="54"><draw:text-box fo:min-height="0.0161in"><text:p text:style-name="Text_20_body"/></draw:text-box></draw:frame><text:span text:style-name="T4">12</text:span> <text:span text:style-name="T4">15</text:span></text:p>
      <text:p text:style-name="P5"><draw:frame draw:style-name="fr1" draw:name="Frame56" text:anchor-type="char" svg:x="0in" svg:width="0.2083in" draw:z-index="55"><draw:text-box fo:min-height="0.0161in"><text:p text:style-name="Text_20_body"/></draw:text-box></draw:frame><text:span text:style-name="T4">13</text:span> <text:span text:style-name="T4">15</text:span></text:p>
      <text:p text:style-name="P5"><draw:frame draw:style-name="fr1" draw:name="Frame57" text:anchor-type="char" svg:x="0in" svg:width="0.2083in" draw:z-index="56"><draw:text-box fo:min-height="0.0161in"><text:p text:style-name="Text_20_body"/></draw:text-box></draw:frame><text:span text:style-name="T4">1</text:span> <text:span text:style-name="T4">16</text:span></text:p>
      <text:p text:style-name="P5"><draw:frame draw:style-name="fr1" draw:name="Frame58" text:anchor-type="char" svg:x="0in" svg:width="0.2083in" draw:z-index="57"><draw:text-box fo:min-height="0.0161in"><text:p text:style-name="Text_20_body"/></draw:text-box></draw:frame><text:span text:style-name="T4">2</text:span> <text:span text:style-name="T4">16</text:span></text:p>
      <text:p text:style-name="P5"><draw:frame draw:style-name="fr1" draw:name="Frame59" text:anchor-type="char" svg:x="0in" svg:width="0.2083in" draw:z-index="58"><draw:text-box fo:min-height="0.0161in"><text:p text:style-name="Text_20_body"/></draw:text-box></draw:frame><text:span text:style-name="T4">5</text:span> <text:span text:style-name="T4">16</text:span></text:p>
      <text:p text:style-name="P5"><draw:frame draw:style-name="fr1" draw:name="Frame60" text:anchor-type="char" svg:x="0in" svg:width="0.2083in" draw:z-index="59"><draw:text-box fo:min-height="0.0161in"><text:p text:style-name="Text_20_body"/></draw:text-box></draw:frame><text:span text:style-name="T4">6</text:span> <text:span text:style-name="T4">16</text:span></text:p>
      <text:p text:style-name="P5"><draw:frame draw:style-name="fr1" draw:name="Frame61" text:anchor-type="char" svg:x="0in" svg:width="0.2083in" draw:z-index="60"><draw:text-box fo:min-height="0.0161in"><text:p text:style-name="Text_20_body"/></draw:text-box></draw:frame><text:span text:style-name="T4">11</text:span> <text:span text:style-name="T4">16</text:span></text:p>
      <text:p text:style-name="P5"><draw:frame draw:style-name="fr1" draw:name="Frame62" text:anchor-type="char" svg:x="0in" svg:width="0.2083in" draw:z-index="61"><draw:text-box fo:min-height="0.0161in"><text:p text:style-name="Text_20_body"/></draw:text-box></draw:frame><text:soft-page-break/><text:span text:style-name="T4">12</text:span> <text:span text:style-name="T4">16</text:span></text:p>
      <text:p text:style-name="P5"><draw:frame draw:style-name="fr1" draw:name="Frame63" text:anchor-type="char" svg:x="0in" svg:width="0.2083in" draw:z-index="62"><draw:text-box fo:min-height="0.0161in"><text:p text:style-name="Text_20_body"/></draw:text-box></draw:frame><text:span text:style-name="T4">13</text:span> <text:span text:style-name="T4">16</text:span></text:p>
      <text:p text:style-name="P5"><draw:frame draw:style-name="fr1" draw:name="Frame64" text:anchor-type="char" svg:x="0in" svg:width="0.2083in" draw:z-index="63"><draw:text-box fo:min-height="0.0161in"><text:p text:style-name="Text_20_body"/></draw:text-box></draw:frame><text:span text:style-name="T4">14</text:span> <text:span text:style-name="T4">16</text:span></text:p>
      <text:p text:style-name="P5"><draw:frame draw:style-name="fr1" draw:name="Frame65" text:anchor-type="char" svg:x="0in" svg:width="0.2083in" draw:z-index="64"><draw:text-box fo:min-height="0.0161in"><text:p text:style-name="Text_20_body"/></draw:text-box></draw:frame><text:span text:style-name="T4">15</text:span> <text:span text:style-name="T4">16</text:span></text:p>
      <text:h text:style-name="P4" text:outline-level="3"><text:line-break/>Challenge Output</text:h>
      <text:p text:style-name="P5"><draw:frame draw:style-name="fr1" draw:name="Frame66" text:anchor-type="char" svg:x="0in" svg:width="0.2083in" draw:z-index="65"><draw:text-box fo:min-height="0.0161in"><text:p text:style-name="Text_20_body"/></draw:text-box></draw:frame>Node <text:span text:style-name="T4">1</text:span> has a degree of <text:span text:style-name="T4">8</text:span></text:p>
      <text:p text:style-name="P5"><draw:frame draw:style-name="fr1" draw:name="Frame67" text:anchor-type="char" svg:x="0in" svg:width="0.2083in" draw:z-index="66"><draw:text-box fo:min-height="0.0161in"><text:p text:style-name="Text_20_body"/></draw:text-box></draw:frame>Node <text:span text:style-name="T4">2</text:span> has a degree of <text:span text:style-name="T4">8</text:span></text:p>
      <text:p text:style-name="P5"><draw:frame draw:style-name="fr1" draw:name="Frame68" text:anchor-type="char" svg:x="0in" svg:width="0.2083in" draw:z-index="67"><draw:text-box fo:min-height="0.0161in"><text:p text:style-name="Text_20_body"/></draw:text-box></draw:frame>Node <text:span text:style-name="T4">3</text:span> has a degree of <text:span text:style-name="T4">6</text:span></text:p>
      <text:p text:style-name="P5"><draw:frame draw:style-name="fr1" draw:name="Frame69" text:anchor-type="char" svg:x="0in" svg:width="0.2083in" draw:z-index="68"><draw:text-box fo:min-height="0.0161in"><text:p text:style-name="Text_20_body"/></draw:text-box></draw:frame>Node <text:span text:style-name="T4">4</text:span> has a degree of <text:span text:style-name="T4">3</text:span></text:p>
      <text:p text:style-name="P5"><draw:frame draw:style-name="fr1" draw:name="Frame70" text:anchor-type="char" svg:x="0in" svg:width="0.2083in" draw:z-index="69"><draw:text-box fo:min-height="0.0161in"><text:p text:style-name="Text_20_body"/></draw:text-box></draw:frame>Node <text:span text:style-name="T4">5</text:span> has a degree of <text:span text:style-name="T4">7</text:span></text:p>
      <text:p text:style-name="P5"><draw:frame draw:style-name="fr1" draw:name="Frame71" text:anchor-type="char" svg:x="0in" svg:width="0.2083in" draw:z-index="70"><draw:text-box fo:min-height="0.0161in"><text:p text:style-name="Text_20_body"/></draw:text-box></draw:frame>Node <text:span text:style-name="T4">6</text:span> has a degree of <text:span text:style-name="T4">10</text:span></text:p>
      <text:p text:style-name="P5"><draw:frame draw:style-name="fr1" draw:name="Frame72" text:anchor-type="char" svg:x="0in" svg:width="0.2083in" draw:z-index="71"><draw:text-box fo:min-height="0.0161in"><text:p text:style-name="Text_20_body"/></draw:text-box></draw:frame>Node <text:span text:style-name="T4">7</text:span> has a degree of <text:span text:style-name="T4">7</text:span></text:p>
      <text:p text:style-name="P5"><draw:frame draw:style-name="fr1" draw:name="Frame73" text:anchor-type="char" svg:x="0in" svg:width="0.2083in" draw:z-index="72"><draw:text-box fo:min-height="0.0161in"><text:p text:style-name="Text_20_body"/></draw:text-box></draw:frame>Node <text:span text:style-name="T4">8</text:span> has a degree of <text:span text:style-name="T4">7</text:span></text:p>
      <text:p text:style-name="P5"><draw:frame draw:style-name="fr1" draw:name="Frame74" text:anchor-type="char" svg:x="0in" svg:width="0.2083in" draw:z-index="73"><draw:text-box fo:min-height="0.0161in"><text:p text:style-name="Text_20_body"/></draw:text-box></draw:frame>Node <text:span text:style-name="T4">9</text:span> has a degree of <text:span text:style-name="T4">7</text:span></text:p>
      <text:p text:style-name="P5"><draw:frame draw:style-name="fr1" draw:name="Frame75" text:anchor-type="char" svg:x="0in" svg:width="0.2083in" draw:z-index="74"><draw:text-box fo:min-height="0.0161in"><text:p text:style-name="Text_20_body"/></draw:text-box></draw:frame>Node <text:span text:style-name="T4">10</text:span> has a degree of <text:span text:style-name="T4">5</text:span></text:p>
      <text:p text:style-name="P5"><draw:frame draw:style-name="fr1" draw:name="Frame76" text:anchor-type="char" svg:x="0in" svg:width="0.2083in" draw:z-index="75"><draw:text-box fo:min-height="0.0161in"><text:p text:style-name="Text_20_body"/></draw:text-box></draw:frame>Node <text:span text:style-name="T4">11</text:span> has a degree of <text:span text:style-name="T4">9</text:span></text:p>
      <text:p text:style-name="P5"><draw:frame draw:style-name="fr1" draw:name="Frame77" text:anchor-type="char" svg:x="0in" svg:width="0.2083in" draw:z-index="76"><draw:text-box fo:min-height="0.0161in"><text:p text:style-name="Text_20_body"/></draw:text-box></draw:frame>Node <text:span text:style-name="T4">12</text:span> has a degree of <text:span text:style-name="T4">8</text:span></text:p>
      <text:p text:style-name="P5"><draw:frame draw:style-name="fr1" draw:name="Frame78" text:anchor-type="char" svg:x="0in" svg:width="0.2083in" draw:z-index="77"><draw:text-box fo:min-height="0.0161in"><text:p text:style-name="Text_20_body"/></draw:text-box></draw:frame>Node <text:span text:style-name="T4">13</text:span> has a degree of <text:span text:style-name="T4">8</text:span></text:p>
      <text:p text:style-name="P5"><draw:frame draw:style-name="fr1" draw:name="Frame79" text:anchor-type="char" svg:x="0in" svg:width="0.2083in" draw:z-index="78"><draw:text-box fo:min-height="0.0161in"><text:p text:style-name="Text_20_body"/></draw:text-box></draw:frame>Node <text:span text:style-name="T4">14</text:span> has a degree of <text:span text:style-name="T4">5</text:span></text:p>
      <text:p text:style-name="P5"><draw:frame draw:style-name="fr1" draw:name="Frame80" text:anchor-type="char" svg:x="0in" svg:width="0.2083in" draw:z-index="79"><draw:text-box fo:min-height="0.0161in"><text:p text:style-name="Text_20_body"/></draw:text-box></draw:frame>Node <text:span text:style-name="T4">15</text:span> has a degree of <text:span text:style-name="T4">9</text:span></text:p>
      <text:p text:style-name="P5"><draw:frame draw:style-name="fr1" draw:name="Frame81" text:anchor-type="char" svg:x="0in" svg:width="0.2083in" draw:z-index="80"><draw:text-box fo:min-height="0.0161in"><text:p text:style-name="Text_20_body"/></draw:text-box></draw:frame>Node <text:span text:style-name="T4">16</text:span> has a degree of <text:span text:style-name="T4">9</text:span>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serif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22:52:46.063451883</meta:creation-date>
    <dc:date>2016-09-28T22:56:22.545216131</dc:date>
    <meta:editing-duration>PT2M22S</meta:editing-duration>
    <meta:editing-cycles>3</meta:editing-cycles>
    <meta:generator>LibreOffice/5.1.5.2$Linux_X86_64 LibreOffice_project/10$Build-2</meta:generator>
    <meta:document-statistic meta:table-count="0" meta:image-count="0" meta:object-count="0" meta:page-count="3" meta:paragraph-count="93" meta:word-count="413" meta:character-count="1655" meta:non-whitespace-character-count="1329"/>
  </office:meta>
</office:document-meta>
</file>